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060001">
            <text:p>SNOANTMEN06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JUNIO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7132165.58166667">
            <text:p>7132165,58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060001','2014-06-30','---','-------------------------','2110104020000000001','SCGCMP','SNOANTMEN060001','H','PROVISION ANTIGUEDAD DE PRESTACIONES SOCIALES NOMINA MENSUAL JUNIO 2014',7132165,58166667,0);">
            <text:p>INSERT INTO scg_dt_cmp VALUES('0001','SCGCMP','SNOANTMEN060001','2014-06-30','---','-------------------------','2110104020000000001','SCGCMP','SNOANTMEN060001','H','PROVISION ANTIGUEDAD DE PRESTACIONES SOCIALES NOMINA MENSUAL JUNIO 2014',7132165,58166667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000</text:p>
          </table:table-cell>
          <table:table-cell table:style-name="ce6" office:value-type="float" office:value="433567.37">
            <text:p>433.567,37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060001','2014-06-30','---','-------------------------','6110800002000000001','SCGCMP','SNOANTMEN060001','D','PROVISION ANTIGUEDAD DE PRESTACIONES SOCIALES NOMINA MENSUAL JUNIO 2014',433567,37,1);">
            <text:p>INSERT INTO scg_dt_cmp VALUES('0001','SCGCMP','SNOANTMEN060001','2014-06-30','---','-------------------------','6110800002000000001','SCGCMP','SNOANTMEN060001','D','PROVISION ANTIGUEDAD DE PRESTACIONES SOCIALES NOMINA MENSUAL JUNIO 2014',433567,37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903</text:p>
          </table:table-cell>
          <table:table-cell table:style-name="ce6" office:value-type="float" office:value="48564.75">
            <text:p>48.564,75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060001','2014-06-30','---','-------------------------','6110800002903000001','SCGCMP','SNOANTMEN060001','D','PROVISION ANTIGUEDAD DE PRESTACIONES SOCIALES NOMINA MENSUAL JUNIO 2014',48564,75,2);">
            <text:p>INSERT INTO scg_dt_cmp VALUES('0001','SCGCMP','SNOANTMEN060001','2014-06-30','---','-------------------------','6110800002903000001','SCGCMP','SNOANTMEN060001','D','PROVISION ANTIGUEDAD DE PRESTACIONES SOCIALES NOMINA MENSUAL JUNIO 2014',48564,75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303</text:p>
          </table:table-cell>
          <table:table-cell table:style-name="ce6" office:value-type="float" office:value="9913.25">
            <text:p>9.913,25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060001','2014-06-30','---','-------------------------','6110800002303000001','SCGCMP','SNOANTMEN060001','D','PROVISION ANTIGUEDAD DE PRESTACIONES SOCIALES NOMINA MENSUAL JUNIO 2014',9913,25,3);">
            <text:p>INSERT INTO scg_dt_cmp VALUES('0001','SCGCMP','SNOANTMEN060001','2014-06-30','---','-------------------------','6110800002303000001','SCGCMP','SNOANTMEN060001','D','PROVISION ANTIGUEDAD DE PRESTACIONES SOCIALES NOMINA MENSUAL JUNIO 2014',9913,25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003</text:p>
          </table:table-cell>
          <table:table-cell table:style-name="ce6" office:value-type="float" office:value="70811.4816666667">
            <text:p>70.811,48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060001','2014-06-30','---','-------------------------','6110800002003000001','SCGCMP','SNOANTMEN060001','D','PROVISION ANTIGUEDAD DE PRESTACIONES SOCIALES NOMINA MENSUAL JUNIO 2014',70811,4816666667,4);">
            <text:p>INSERT INTO scg_dt_cmp VALUES('0001','SCGCMP','SNOANTMEN060001','2014-06-30','---','-------------------------','6110800002003000001','SCGCMP','SNOANTMEN060001','D','PROVISION ANTIGUEDAD DE PRESTACIONES SOCIALES NOMINA MENSUAL JUNIO 2014',70811,4816666667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003</text:p>
          </table:table-cell>
          <table:table-cell table:style-name="ce6" office:value-type="float" office:value="19956.57">
            <text:p>19.956,57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060001','2014-06-30','---','-------------------------','6110800003003000001','SCGCMP','SNOANTMEN060001','D','PROVISION ANTIGUEDAD DE PRESTACIONES SOCIALES NOMINA MENSUAL JUNIO 2014',19956,57,5);">
            <text:p>INSERT INTO scg_dt_cmp VALUES('0001','SCGCMP','SNOANTMEN060001','2014-06-30','---','-------------------------','6110800003003000001','SCGCMP','SNOANTMEN060001','D','PROVISION ANTIGUEDAD DE PRESTACIONES SOCIALES NOMINA MENSUAL JUNIO 2014',19956,57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500</text:p>
          </table:table-cell>
          <table:table-cell table:style-name="ce6" office:value-type="float" office:value="32638.83">
            <text:p>32.638,83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060001','2014-06-30','---','-------------------------','6110800003500000001','SCGCMP','SNOANTMEN060001','D','PROVISION ANTIGUEDAD DE PRESTACIONES SOCIALES NOMINA MENSUAL JUNIO 2014',32638,83,6);">
            <text:p>INSERT INTO scg_dt_cmp VALUES('0001','SCGCMP','SNOANTMEN060001','2014-06-30','---','-------------------------','6110800003500000001','SCGCMP','SNOANTMEN060001','D','PROVISION ANTIGUEDAD DE PRESTACIONES SOCIALES NOMINA MENSUAL JUNIO 2014',32638,83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9</text:p>
          </table:table-cell>
          <table:table-cell table:style-name="ce6" office:value-type="float" office:value="8921.15">
            <text:p>8.921,15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060001','2014-06-30','---','-------------------------','6110800004509000001','SCGCMP','SNOANTMEN060001','D','PROVISION ANTIGUEDAD DE PRESTACIONES SOCIALES NOMINA MENSUAL JUNIO 2014',8921,15,7);">
            <text:p>INSERT INTO scg_dt_cmp VALUES('0001','SCGCMP','SNOANTMEN060001','2014-06-30','---','-------------------------','6110800004509000001','SCGCMP','SNOANTMEN060001','D','PROVISION ANTIGUEDAD DE PRESTACIONES SOCIALES NOMINA MENSUAL JUNIO 2014',8921,15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800</text:p>
          </table:table-cell>
          <table:table-cell table:style-name="ce6" office:value-type="float" office:value="28183.4">
            <text:p>28.183,40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060001','2014-06-30','---','-------------------------','6110800003800000001','SCGCMP','SNOANTMEN060001','D','PROVISION ANTIGUEDAD DE PRESTACIONES SOCIALES NOMINA MENSUAL JUNIO 2014',28183,4,8);">
            <text:p>INSERT INTO scg_dt_cmp VALUES('0001','SCGCMP','SNOANTMEN060001','2014-06-30','---','-------------------------','6110800003800000001','SCGCMP','SNOANTMEN060001','D','PROVISION ANTIGUEDAD DE PRESTACIONES SOCIALES NOMINA MENSUAL JUNIO 2014',28183,4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1100</text:p>
          </table:table-cell>
          <table:table-cell table:style-name="ce6" office:value-type="float" office:value="68080.5">
            <text:p>68.080,50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060001','2014-06-30','---','-------------------------','6110800001100000001','SCGCMP','SNOANTMEN060001','D','PROVISION ANTIGUEDAD DE PRESTACIONES SOCIALES NOMINA MENSUAL JUNIO 2014',68080,5,9);">
            <text:p>INSERT INTO scg_dt_cmp VALUES('0001','SCGCMP','SNOANTMEN060001','2014-06-30','---','-------------------------','6110800001100000001','SCGCMP','SNOANTMEN060001','D','PROVISION ANTIGUEDAD DE PRESTACIONES SOCIALES NOMINA MENSUAL JUNIO 2014',68080,5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802</text:p>
          </table:table-cell>
          <table:table-cell table:style-name="ce6" office:value-type="float" office:value="21847">
            <text:p>21.847,00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060001','2014-06-30','---','-------------------------','6110800002802000001','SCGCMP','SNOANTMEN060001','D','PROVISION ANTIGUEDAD DE PRESTACIONES SOCIALES NOMINA MENSUAL JUNIO 2014',21847,10);">
            <text:p>INSERT INTO scg_dt_cmp VALUES('0001','SCGCMP','SNOANTMEN060001','2014-06-30','---','-------------------------','6110800002802000001','SCGCMP','SNOANTMEN060001','D','PROVISION ANTIGUEDAD DE PRESTACIONES SOCIALES NOMINA MENSUAL JUNIO 2014',21847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501</text:p>
          </table:table-cell>
          <table:table-cell table:style-name="ce6" office:value-type="float" office:value="17225.25">
            <text:p>17.225,25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060001','2014-06-30','---','-------------------------','6110800002501000001','SCGCMP','SNOANTMEN060001','D','PROVISION ANTIGUEDAD DE PRESTACIONES SOCIALES NOMINA MENSUAL JUNIO 2014',17225,25,11);">
            <text:p>INSERT INTO scg_dt_cmp VALUES('0001','SCGCMP','SNOANTMEN060001','2014-06-30','---','-------------------------','6110800002501000001','SCGCMP','SNOANTMEN060001','D','PROVISION ANTIGUEDAD DE PRESTACIONES SOCIALES NOMINA MENSUAL JUNIO 2014',17225,25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203</text:p>
          </table:table-cell>
          <table:table-cell table:style-name="ce6" office:value-type="float" office:value="53277.55">
            <text:p>53.277,55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060001','2014-06-30','---','-------------------------','6110800003203000001','SCGCMP','SNOANTMEN060001','D','PROVISION ANTIGUEDAD DE PRESTACIONES SOCIALES NOMINA MENSUAL JUNIO 2014',53277,55,12);">
            <text:p>INSERT INTO scg_dt_cmp VALUES('0001','SCGCMP','SNOANTMEN060001','2014-06-30','---','-------------------------','6110800003203000001','SCGCMP','SNOANTMEN060001','D','PROVISION ANTIGUEDAD DE PRESTACIONES SOCIALES NOMINA MENSUAL JUNIO 2014',53277,55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902</text:p>
          </table:table-cell>
          <table:table-cell table:style-name="ce6" office:value-type="float" office:value="34545.45">
            <text:p>34.545,45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060001','2014-06-30','---','-------------------------','6110800002902000001','SCGCMP','SNOANTMEN060001','D','PROVISION ANTIGUEDAD DE PRESTACIONES SOCIALES NOMINA MENSUAL JUNIO 2014',34545,45,13);">
            <text:p>INSERT INTO scg_dt_cmp VALUES('0001','SCGCMP','SNOANTMEN060001','2014-06-30','---','-------------------------','6110800002902000001','SCGCMP','SNOANTMEN060001','D','PROVISION ANTIGUEDAD DE PRESTACIONES SOCIALES NOMINA MENSUAL JUNIO 2014',34545,45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1</text:p>
          </table:table-cell>
          <table:table-cell table:style-name="ce6" office:value-type="float" office:value="28019.02">
            <text:p>28.019,02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060001','2014-06-30','---','-------------------------','6110800004501000001','SCGCMP','SNOANTMEN060001','D','PROVISION ANTIGUEDAD DE PRESTACIONES SOCIALES NOMINA MENSUAL JUNIO 2014',28019,02,14);">
            <text:p>INSERT INTO scg_dt_cmp VALUES('0001','SCGCMP','SNOANTMEN060001','2014-06-30','---','-------------------------','6110800004501000001','SCGCMP','SNOANTMEN060001','D','PROVISION ANTIGUEDAD DE PRESTACIONES SOCIALES NOMINA MENSUAL JUNIO 2014',28019,02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701</text:p>
          </table:table-cell>
          <table:table-cell table:style-name="ce6" office:value-type="float" office:value="49251.46">
            <text:p>49.251,46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060001','2014-06-30','---','-------------------------','6110800002701000001','SCGCMP','SNOANTMEN060001','D','PROVISION ANTIGUEDAD DE PRESTACIONES SOCIALES NOMINA MENSUAL JUNIO 2014',49251,46,15);">
            <text:p>INSERT INTO scg_dt_cmp VALUES('0001','SCGCMP','SNOANTMEN060001','2014-06-30','---','-------------------------','6110800002701000001','SCGCMP','SNOANTMEN060001','D','PROVISION ANTIGUEDAD DE PRESTACIONES SOCIALES NOMINA MENSUAL JUNIO 2014',49251,46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808</text:p>
          </table:table-cell>
          <table:table-cell table:style-name="ce6" office:value-type="float" office:value="24828.16">
            <text:p>24.828,16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060001','2014-06-30','---','-------------------------','6110800002808000001','SCGCMP','SNOANTMEN060001','D','PROVISION ANTIGUEDAD DE PRESTACIONES SOCIALES NOMINA MENSUAL JUNIO 2014',24828,16,16);">
            <text:p>INSERT INTO scg_dt_cmp VALUES('0001','SCGCMP','SNOANTMEN060001','2014-06-30','---','-------------------------','6110800002808000001','SCGCMP','SNOANTMEN060001','D','PROVISION ANTIGUEDAD DE PRESTACIONES SOCIALES NOMINA MENSUAL JUNIO 2014',24828,16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102</text:p>
          </table:table-cell>
          <table:table-cell table:style-name="ce6" office:value-type="float" office:value="10276.5">
            <text:p>10.276,50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060001','2014-06-30','---','-------------------------','6110800002102000001','SCGCMP','SNOANTMEN060001','D','PROVISION ANTIGUEDAD DE PRESTACIONES SOCIALES NOMINA MENSUAL JUNIO 2014',10276,5,17);">
            <text:p>INSERT INTO scg_dt_cmp VALUES('0001','SCGCMP','SNOANTMEN060001','2014-06-30','---','-------------------------','6110800002102000001','SCGCMP','SNOANTMEN060001','D','PROVISION ANTIGUEDAD DE PRESTACIONES SOCIALES NOMINA MENSUAL JUNIO 2014',10276,5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3</text:p>
          </table:table-cell>
          <table:table-cell table:style-name="ce6" office:value-type="float" office:value="87272.51">
            <text:p>87.272,51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060001','2014-06-30','---','-------------------------','6110800004503000001','SCGCMP','SNOANTMEN060001','D','PROVISION ANTIGUEDAD DE PRESTACIONES SOCIALES NOMINA MENSUAL JUNIO 2014',87272,51,18);">
            <text:p>INSERT INTO scg_dt_cmp VALUES('0001','SCGCMP','SNOANTMEN060001','2014-06-30','---','-------------------------','6110800004503000001','SCGCMP','SNOANTMEN060001','D','PROVISION ANTIGUEDAD DE PRESTACIONES SOCIALES NOMINA MENSUAL JUNIO 2014',87272,51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1200</text:p>
          </table:table-cell>
          <table:table-cell table:style-name="ce6" office:value-type="float" office:value="39110.98">
            <text:p>39.110,98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060001','2014-06-30','---','-------------------------','6110800001200000001','SCGCMP','SNOANTMEN060001','D','PROVISION ANTIGUEDAD DE PRESTACIONES SOCIALES NOMINA MENSUAL JUNIO 2014',39110,98,19);">
            <text:p>INSERT INTO scg_dt_cmp VALUES('0001','SCGCMP','SNOANTMEN060001','2014-06-30','---','-------------------------','6110800001200000001','SCGCMP','SNOANTMEN060001','D','PROVISION ANTIGUEDAD DE PRESTACIONES SOCIALES NOMINA MENSUAL JUNIO 2014',39110,98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304</text:p>
          </table:table-cell>
          <table:table-cell table:style-name="ce6" office:value-type="float" office:value="50408.08">
            <text:p>50.408,08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060001','2014-06-30','---','-------------------------','6110800003304000001','SCGCMP','SNOANTMEN060001','D','PROVISION ANTIGUEDAD DE PRESTACIONES SOCIALES NOMINA MENSUAL JUNIO 2014',50408,08,20);">
            <text:p>INSERT INTO scg_dt_cmp VALUES('0001','SCGCMP','SNOANTMEN060001','2014-06-30','---','-------------------------','6110800003304000001','SCGCMP','SNOANTMEN060001','D','PROVISION ANTIGUEDAD DE PRESTACIONES SOCIALES NOMINA MENSUAL JUNIO 2014',50408,08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502</text:p>
          </table:table-cell>
          <table:table-cell table:style-name="ce6" office:value-type="float" office:value="9321.05">
            <text:p>9.321,05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060001','2014-06-30','---','-------------------------','6110800002502000001','SCGCMP','SNOANTMEN060001','D','PROVISION ANTIGUEDAD DE PRESTACIONES SOCIALES NOMINA MENSUAL JUNIO 2014',9321,05,21);">
            <text:p>INSERT INTO scg_dt_cmp VALUES('0001','SCGCMP','SNOANTMEN060001','2014-06-30','---','-------------------------','6110800002502000001','SCGCMP','SNOANTMEN060001','D','PROVISION ANTIGUEDAD DE PRESTACIONES SOCIALES NOMINA MENSUAL JUNIO 2014',9321,05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600</text:p>
          </table:table-cell>
          <table:table-cell table:style-name="ce6" office:value-type="float" office:value="159565.47">
            <text:p>159.565,47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060001','2014-06-30','---','-------------------------','6110800002600000001','SCGCMP','SNOANTMEN060001','D','PROVISION ANTIGUEDAD DE PRESTACIONES SOCIALES NOMINA MENSUAL JUNIO 2014',159565,47,22);">
            <text:p>INSERT INTO scg_dt_cmp VALUES('0001','SCGCMP','SNOANTMEN060001','2014-06-30','---','-------------------------','6110800002600000001','SCGCMP','SNOANTMEN060001','D','PROVISION ANTIGUEDAD DE PRESTACIONES SOCIALES NOMINA MENSUAL JUNIO 2014',159565,47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2</text:p>
          </table:table-cell>
          <table:table-cell table:style-name="ce6" office:value-type="float" office:value="16895.13">
            <text:p>16.895,13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060001','2014-06-30','---','-------------------------','6110800004502000001','SCGCMP','SNOANTMEN060001','D','PROVISION ANTIGUEDAD DE PRESTACIONES SOCIALES NOMINA MENSUAL JUNIO 2014',16895,13,23);">
            <text:p>INSERT INTO scg_dt_cmp VALUES('0001','SCGCMP','SNOANTMEN060001','2014-06-30','---','-------------------------','6110800004502000001','SCGCMP','SNOANTMEN060001','D','PROVISION ANTIGUEDAD DE PRESTACIONES SOCIALES NOMINA MENSUAL JUNIO 2014',16895,13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400</text:p>
          </table:table-cell>
          <table:table-cell table:style-name="ce6" office:value-type="float" office:value="89605.05">
            <text:p>89.605,05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060001','2014-06-30','---','-------------------------','6110800003400000001','SCGCMP','SNOANTMEN060001','D','PROVISION ANTIGUEDAD DE PRESTACIONES SOCIALES NOMINA MENSUAL JUNIO 2014',89605,05,24);">
            <text:p>INSERT INTO scg_dt_cmp VALUES('0001','SCGCMP','SNOANTMEN060001','2014-06-30','---','-------------------------','6110800003400000001','SCGCMP','SNOANTMEN060001','D','PROVISION ANTIGUEDAD DE PRESTACIONES SOCIALES NOMINA MENSUAL JUNIO 2014',89605,05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200</text:p>
          </table:table-cell>
          <table:table-cell table:style-name="ce6" office:value-type="float" office:value="2782.4">
            <text:p>2.782,40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060001','2014-06-30','---','-------------------------','6110800004200000001','SCGCMP','SNOANTMEN060001','D','PROVISION ANTIGUEDAD DE PRESTACIONES SOCIALES NOMINA MENSUAL JUNIO 2014',2782,4,25);">
            <text:p>INSERT INTO scg_dt_cmp VALUES('0001','SCGCMP','SNOANTMEN060001','2014-06-30','---','-------------------------','6110800004200000001','SCGCMP','SNOANTMEN060001','D','PROVISION ANTIGUEDAD DE PRESTACIONES SOCIALES NOMINA MENSUAL JUNIO 2014',2782,4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602</text:p>
          </table:table-cell>
          <table:table-cell table:style-name="ce6" office:value-type="float" office:value="97392.65">
            <text:p>97.392,65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060001','2014-06-30','---','-------------------------','6110800004602000001','SCGCMP','SNOANTMEN060001','D','PROVISION ANTIGUEDAD DE PRESTACIONES SOCIALES NOMINA MENSUAL JUNIO 2014',97392,65,26);">
            <text:p>INSERT INTO scg_dt_cmp VALUES('0001','SCGCMP','SNOANTMEN060001','2014-06-30','---','-------------------------','6110800004602000001','SCGCMP','SNOANTMEN060001','D','PROVISION ANTIGUEDAD DE PRESTACIONES SOCIALES NOMINA MENSUAL JUNIO 2014',97392,6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503</text:p>
          </table:table-cell>
          <table:table-cell table:style-name="ce6" office:value-type="float" office:value="75132.21">
            <text:p>75.132,21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060001','2014-06-30','---','-------------------------','6110800002503000001','SCGCMP','SNOANTMEN060001','D','PROVISION ANTIGUEDAD DE PRESTACIONES SOCIALES NOMINA MENSUAL JUNIO 2014',75132,21,27);">
            <text:p>INSERT INTO scg_dt_cmp VALUES('0001','SCGCMP','SNOANTMEN060001','2014-06-30','---','-------------------------','6110800002503000001','SCGCMP','SNOANTMEN060001','D','PROVISION ANTIGUEDAD DE PRESTACIONES SOCIALES NOMINA MENSUAL JUNIO 2014',75132,21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201</text:p>
          </table:table-cell>
          <table:table-cell table:style-name="ce6" office:value-type="float" office:value="80981.25">
            <text:p>80.981,25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060001','2014-06-30','---','-------------------------','6110800004201000001','SCGCMP','SNOANTMEN060001','D','PROVISION ANTIGUEDAD DE PRESTACIONES SOCIALES NOMINA MENSUAL JUNIO 2014',80981,25,28);">
            <text:p>INSERT INTO scg_dt_cmp VALUES('0001','SCGCMP','SNOANTMEN060001','2014-06-30','---','-------------------------','6110800004201000001','SCGCMP','SNOANTMEN060001','D','PROVISION ANTIGUEDAD DE PRESTACIONES SOCIALES NOMINA MENSUAL JUNIO 2014',80981,25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806</text:p>
          </table:table-cell>
          <table:table-cell table:style-name="ce6" office:value-type="float" office:value="35117.42">
            <text:p>35.117,42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060001','2014-06-30','---','-------------------------','6110800002806000001','SCGCMP','SNOANTMEN060001','D','PROVISION ANTIGUEDAD DE PRESTACIONES SOCIALES NOMINA MENSUAL JUNIO 2014',35117,42,29);">
            <text:p>INSERT INTO scg_dt_cmp VALUES('0001','SCGCMP','SNOANTMEN060001','2014-06-30','---','-------------------------','6110800002806000001','SCGCMP','SNOANTMEN060001','D','PROVISION ANTIGUEDAD DE PRESTACIONES SOCIALES NOMINA MENSUAL JUNIO 2014',35117,42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104</text:p>
          </table:table-cell>
          <table:table-cell table:style-name="ce6" office:value-type="float" office:value="163482.85">
            <text:p>163.482,85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060001','2014-06-30','---','-------------------------','6110800003104000001','SCGCMP','SNOANTMEN060001','D','PROVISION ANTIGUEDAD DE PRESTACIONES SOCIALES NOMINA MENSUAL JUNIO 2014',163482,85,30);">
            <text:p>INSERT INTO scg_dt_cmp VALUES('0001','SCGCMP','SNOANTMEN060001','2014-06-30','---','-------------------------','6110800003104000001','SCGCMP','SNOANTMEN060001','D','PROVISION ANTIGUEDAD DE PRESTACIONES SOCIALES NOMINA MENSUAL JUNIO 2014',163482,85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005</text:p>
          </table:table-cell>
          <table:table-cell table:style-name="ce6" office:value-type="float" office:value="19378.75">
            <text:p>19.378,75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060001','2014-06-30','---','-------------------------','6110800002005000001','SCGCMP','SNOANTMEN060001','D','PROVISION ANTIGUEDAD DE PRESTACIONES SOCIALES NOMINA MENSUAL JUNIO 2014',19378,75,31);">
            <text:p>INSERT INTO scg_dt_cmp VALUES('0001','SCGCMP','SNOANTMEN060001','2014-06-30','---','-------------------------','6110800002005000001','SCGCMP','SNOANTMEN060001','D','PROVISION ANTIGUEDAD DE PRESTACIONES SOCIALES NOMINA MENSUAL JUNIO 2014',19378,75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001</text:p>
          </table:table-cell>
          <table:table-cell table:style-name="ce6" office:value-type="float" office:value="32622.29">
            <text:p>32.622,29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060001','2014-06-30','---','-------------------------','6110800003001000001','SCGCMP','SNOANTMEN060001','D','PROVISION ANTIGUEDAD DE PRESTACIONES SOCIALES NOMINA MENSUAL JUNIO 2014',32622,29,32);">
            <text:p>INSERT INTO scg_dt_cmp VALUES('0001','SCGCMP','SNOANTMEN060001','2014-06-30','---','-------------------------','6110800003001000001','SCGCMP','SNOANTMEN060001','D','PROVISION ANTIGUEDAD DE PRESTACIONES SOCIALES NOMINA MENSUAL JUNIO 2014',32622,29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103</text:p>
          </table:table-cell>
          <table:table-cell table:style-name="ce6" office:value-type="float" office:value="31532.55">
            <text:p>31.532,55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060001','2014-06-30','---','-------------------------','6110800003103000001','SCGCMP','SNOANTMEN060001','D','PROVISION ANTIGUEDAD DE PRESTACIONES SOCIALES NOMINA MENSUAL JUNIO 2014',31532,55,33);">
            <text:p>INSERT INTO scg_dt_cmp VALUES('0001','SCGCMP','SNOANTMEN060001','2014-06-30','---','-------------------------','6110800003103000001','SCGCMP','SNOANTMEN060001','D','PROVISION ANTIGUEDAD DE PRESTACIONES SOCIALES NOMINA MENSUAL JUNIO 2014',31532,55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104</text:p>
          </table:table-cell>
          <table:table-cell table:style-name="ce6" office:value-type="float" office:value="1984.55">
            <text:p>1.984,55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060001','2014-06-30','---','-------------------------','6110800002104000001','SCGCMP','SNOANTMEN060001','D','PROVISION ANTIGUEDAD DE PRESTACIONES SOCIALES NOMINA MENSUAL JUNIO 2014',1984,55,34);">
            <text:p>INSERT INTO scg_dt_cmp VALUES('0001','SCGCMP','SNOANTMEN060001','2014-06-30','---','-------------------------','6110800002104000001','SCGCMP','SNOANTMEN060001','D','PROVISION ANTIGUEDAD DE PRESTACIONES SOCIALES NOMINA MENSUAL JUNIO 2014',1984,55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5</text:p>
          </table:table-cell>
          <table:table-cell table:style-name="ce6" office:value-type="float" office:value="83300.52">
            <text:p>83.300,52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060001','2014-06-30','---','-------------------------','6110800004505000001','SCGCMP','SNOANTMEN060001','D','PROVISION ANTIGUEDAD DE PRESTACIONES SOCIALES NOMINA MENSUAL JUNIO 2014',83300,52,35);">
            <text:p>INSERT INTO scg_dt_cmp VALUES('0001','SCGCMP','SNOANTMEN060001','2014-06-30','---','-------------------------','6110800004505000001','SCGCMP','SNOANTMEN060001','D','PROVISION ANTIGUEDAD DE PRESTACIONES SOCIALES NOMINA MENSUAL JUNIO 2014',83300,52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600</text:p>
          </table:table-cell>
          <table:table-cell table:style-name="ce6" office:value-type="float" office:value="3011.15">
            <text:p>3.011,15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060001','2014-06-30','---','-------------------------','6110800003600000001','SCGCMP','SNOANTMEN060001','D','PROVISION ANTIGUEDAD DE PRESTACIONES SOCIALES NOMINA MENSUAL JUNIO 2014',3011,15,36);">
            <text:p>INSERT INTO scg_dt_cmp VALUES('0001','SCGCMP','SNOANTMEN060001','2014-06-30','---','-------------------------','6110800003600000001','SCGCMP','SNOANTMEN060001','D','PROVISION ANTIGUEDAD DE PRESTACIONES SOCIALES NOMINA MENSUAL JUNIO 2014',3011,15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902</text:p>
          </table:table-cell>
          <table:table-cell table:style-name="ce6" office:value-type="float" office:value="10906.15">
            <text:p>10.906,15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060001','2014-06-30','---','-------------------------','6110800003902000001','SCGCMP','SNOANTMEN060001','D','PROVISION ANTIGUEDAD DE PRESTACIONES SOCIALES NOMINA MENSUAL JUNIO 2014',10906,15,37);">
            <text:p>INSERT INTO scg_dt_cmp VALUES('0001','SCGCMP','SNOANTMEN060001','2014-06-30','---','-------------------------','6110800003902000001','SCGCMP','SNOANTMEN060001','D','PROVISION ANTIGUEDAD DE PRESTACIONES SOCIALES NOMINA MENSUAL JUNIO 2014',10906,15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701</text:p>
          </table:table-cell>
          <table:table-cell table:style-name="ce6" office:value-type="float" office:value="100485.7">
            <text:p>100.485,70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060001','2014-06-30','---','-------------------------','6110800003701000001','SCGCMP','SNOANTMEN060001','D','PROVISION ANTIGUEDAD DE PRESTACIONES SOCIALES NOMINA MENSUAL JUNIO 2014',100485,7,38);">
            <text:p>INSERT INTO scg_dt_cmp VALUES('0001','SCGCMP','SNOANTMEN060001','2014-06-30','---','-------------------------','6110800003701000001','SCGCMP','SNOANTMEN060001','D','PROVISION ANTIGUEDAD DE PRESTACIONES SOCIALES NOMINA MENSUAL JUNIO 2014',100485,7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200</text:p>
          </table:table-cell>
          <table:table-cell table:style-name="ce6" office:value-type="float" office:value="49244.93">
            <text:p>49.244,93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060001','2014-06-30','---','-------------------------','6110800003200000001','SCGCMP','SNOANTMEN060001','D','PROVISION ANTIGUEDAD DE PRESTACIONES SOCIALES NOMINA MENSUAL JUNIO 2014',49244,93,39);">
            <text:p>INSERT INTO scg_dt_cmp VALUES('0001','SCGCMP','SNOANTMEN060001','2014-06-30','---','-------------------------','6110800003200000001','SCGCMP','SNOANTMEN060001','D','PROVISION ANTIGUEDAD DE PRESTACIONES SOCIALES NOMINA MENSUAL JUNIO 2014',49244,93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1301</text:p>
          </table:table-cell>
          <table:table-cell table:style-name="ce6" office:value-type="float" office:value="43103.93">
            <text:p>43.103,93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060001','2014-06-30','---','-------------------------','6110800001301000001','SCGCMP','SNOANTMEN060001','D','PROVISION ANTIGUEDAD DE PRESTACIONES SOCIALES NOMINA MENSUAL JUNIO 2014',43103,93,40);">
            <text:p>INSERT INTO scg_dt_cmp VALUES('0001','SCGCMP','SNOANTMEN060001','2014-06-30','---','-------------------------','6110800001301000001','SCGCMP','SNOANTMEN060001','D','PROVISION ANTIGUEDAD DE PRESTACIONES SOCIALES NOMINA MENSUAL JUNIO 2014',43103,93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202</text:p>
          </table:table-cell>
          <table:table-cell table:style-name="ce6" office:value-type="float" office:value="116108.1">
            <text:p>116.108,10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060001','2014-06-30','---','-------------------------','6110800004202000001','SCGCMP','SNOANTMEN060001','D','PROVISION ANTIGUEDAD DE PRESTACIONES SOCIALES NOMINA MENSUAL JUNIO 2014',116108,1,41);">
            <text:p>INSERT INTO scg_dt_cmp VALUES('0001','SCGCMP','SNOANTMEN060001','2014-06-30','---','-------------------------','6110800004202000001','SCGCMP','SNOANTMEN060001','D','PROVISION ANTIGUEDAD DE PRESTACIONES SOCIALES NOMINA MENSUAL JUNIO 2014',116108,1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6</text:p>
          </table:table-cell>
          <table:table-cell table:style-name="ce6" office:value-type="float" office:value="17371.05">
            <text:p>17.371,05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060001','2014-06-30','---','-------------------------','6110800004506000001','SCGCMP','SNOANTMEN060001','D','PROVISION ANTIGUEDAD DE PRESTACIONES SOCIALES NOMINA MENSUAL JUNIO 2014',17371,05,42);">
            <text:p>INSERT INTO scg_dt_cmp VALUES('0001','SCGCMP','SNOANTMEN060001','2014-06-30','---','-------------------------','6110800004506000001','SCGCMP','SNOANTMEN060001','D','PROVISION ANTIGUEDAD DE PRESTACIONES SOCIALES NOMINA MENSUAL JUNIO 2014',17371,05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103</text:p>
          </table:table-cell>
          <table:table-cell table:style-name="ce6" office:value-type="float" office:value="15320.41">
            <text:p>15.320,41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060001','2014-06-30','---','-------------------------','6110800002103000001','SCGCMP','SNOANTMEN060001','D','PROVISION ANTIGUEDAD DE PRESTACIONES SOCIALES NOMINA MENSUAL JUNIO 2014',15320,41,43);">
            <text:p>INSERT INTO scg_dt_cmp VALUES('0001','SCGCMP','SNOANTMEN060001','2014-06-30','---','-------------------------','6110800002103000001','SCGCMP','SNOANTMEN060001','D','PROVISION ANTIGUEDAD DE PRESTACIONES SOCIALES NOMINA MENSUAL JUNIO 2014',15320,41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001</text:p>
          </table:table-cell>
          <table:table-cell table:style-name="ce6" office:value-type="float" office:value="13526.3">
            <text:p>13.526,30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060001','2014-06-30','---','-------------------------','6110800004001000001','SCGCMP','SNOANTMEN060001','D','PROVISION ANTIGUEDAD DE PRESTACIONES SOCIALES NOMINA MENSUAL JUNIO 2014',13526,3,44);">
            <text:p>INSERT INTO scg_dt_cmp VALUES('0001','SCGCMP','SNOANTMEN060001','2014-06-30','---','-------------------------','6110800004001000001','SCGCMP','SNOANTMEN060001','D','PROVISION ANTIGUEDAD DE PRESTACIONES SOCIALES NOMINA MENSUAL JUNIO 2014',13526,3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201</text:p>
          </table:table-cell>
          <table:table-cell table:style-name="ce6" office:value-type="float" office:value="258480.85">
            <text:p>258.480,85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060001','2014-06-30','---','-------------------------','6110800003201000001','SCGCMP','SNOANTMEN060001','D','PROVISION ANTIGUEDAD DE PRESTACIONES SOCIALES NOMINA MENSUAL JUNIO 2014',258480,85,45);">
            <text:p>INSERT INTO scg_dt_cmp VALUES('0001','SCGCMP','SNOANTMEN060001','2014-06-30','---','-------------------------','6110800003201000001','SCGCMP','SNOANTMEN060001','D','PROVISION ANTIGUEDAD DE PRESTACIONES SOCIALES NOMINA MENSUAL JUNIO 2014',258480,85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1300</text:p>
          </table:table-cell>
          <table:table-cell table:style-name="ce6" office:value-type="float" office:value="1556.7">
            <text:p>1.556,70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060001','2014-06-30','---','-------------------------','6110800001300000001','SCGCMP','SNOANTMEN060001','D','PROVISION ANTIGUEDAD DE PRESTACIONES SOCIALES NOMINA MENSUAL JUNIO 2014',1556,7,46);">
            <text:p>INSERT INTO scg_dt_cmp VALUES('0001','SCGCMP','SNOANTMEN060001','2014-06-30','---','-------------------------','6110800001300000001','SCGCMP','SNOANTMEN060001','D','PROVISION ANTIGUEDAD DE PRESTACIONES SOCIALES NOMINA MENSUAL JUNIO 2014',1556,7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905</text:p>
          </table:table-cell>
          <table:table-cell table:style-name="ce6" office:value-type="float" office:value="35866">
            <text:p>35.866,00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060001','2014-06-30','---','-------------------------','6110800002905000001','SCGCMP','SNOANTMEN060001','D','PROVISION ANTIGUEDAD DE PRESTACIONES SOCIALES NOMINA MENSUAL JUNIO 2014',35866,47);">
            <text:p>INSERT INTO scg_dt_cmp VALUES('0001','SCGCMP','SNOANTMEN060001','2014-06-30','---','-------------------------','6110800002905000001','SCGCMP','SNOANTMEN060001','D','PROVISION ANTIGUEDAD DE PRESTACIONES SOCIALES NOMINA MENSUAL JUNIO 2014',35866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200</text:p>
          </table:table-cell>
          <table:table-cell table:style-name="ce6" office:value-type="float" office:value="33708.9">
            <text:p>33.708,90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060001','2014-06-30','---','-------------------------','6110800002200000001','SCGCMP','SNOANTMEN060001','D','PROVISION ANTIGUEDAD DE PRESTACIONES SOCIALES NOMINA MENSUAL JUNIO 2014',33708,9,48);">
            <text:p>INSERT INTO scg_dt_cmp VALUES('0001','SCGCMP','SNOANTMEN060001','2014-06-30','---','-------------------------','6110800002200000001','SCGCMP','SNOANTMEN060001','D','PROVISION ANTIGUEDAD DE PRESTACIONES SOCIALES NOMINA MENSUAL JUNIO 2014',33708,9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0</text:p>
          </table:table-cell>
          <table:table-cell table:style-name="ce6" office:value-type="float" office:value="5689.75">
            <text:p>5.689,75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060001','2014-06-30','---','-------------------------','6110800004500000001','SCGCMP','SNOANTMEN060001','D','PROVISION ANTIGUEDAD DE PRESTACIONES SOCIALES NOMINA MENSUAL JUNIO 2014',5689,75,49);">
            <text:p>INSERT INTO scg_dt_cmp VALUES('0001','SCGCMP','SNOANTMEN060001','2014-06-30','---','-------------------------','6110800004500000001','SCGCMP','SNOANTMEN060001','D','PROVISION ANTIGUEDAD DE PRESTACIONES SOCIALES NOMINA MENSUAL JUNIO 2014',5689,75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106</text:p>
          </table:table-cell>
          <table:table-cell table:style-name="ce6" office:value-type="float" office:value="3370.15">
            <text:p>3.370,15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060001','2014-06-30','---','-------------------------','6110800002106000001','SCGCMP','SNOANTMEN060001','D','PROVISION ANTIGUEDAD DE PRESTACIONES SOCIALES NOMINA MENSUAL JUNIO 2014',3370,15,50);">
            <text:p>INSERT INTO scg_dt_cmp VALUES('0001','SCGCMP','SNOANTMEN060001','2014-06-30','---','-------------------------','6110800002106000001','SCGCMP','SNOANTMEN060001','D','PROVISION ANTIGUEDAD DE PRESTACIONES SOCIALES NOMINA MENSUAL JUNIO 2014',3370,15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800</text:p>
          </table:table-cell>
          <table:table-cell table:style-name="ce6" office:value-type="float" office:value="33484.5">
            <text:p>33.484,50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060001','2014-06-30','---','-------------------------','6110800004800000001','SCGCMP','SNOANTMEN060001','D','PROVISION ANTIGUEDAD DE PRESTACIONES SOCIALES NOMINA MENSUAL JUNIO 2014',33484,5,51);">
            <text:p>INSERT INTO scg_dt_cmp VALUES('0001','SCGCMP','SNOANTMEN060001','2014-06-30','---','-------------------------','6110800004800000001','SCGCMP','SNOANTMEN060001','D','PROVISION ANTIGUEDAD DE PRESTACIONES SOCIALES NOMINA MENSUAL JUNIO 2014',33484,5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601</text:p>
          </table:table-cell>
          <table:table-cell table:style-name="ce6" office:value-type="float" office:value="50770.3">
            <text:p>50.770,30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060001','2014-06-30','---','-------------------------','6110800003601000001','SCGCMP','SNOANTMEN060001','D','PROVISION ANTIGUEDAD DE PRESTACIONES SOCIALES NOMINA MENSUAL JUNIO 2014',50770,3,52);">
            <text:p>INSERT INTO scg_dt_cmp VALUES('0001','SCGCMP','SNOANTMEN060001','2014-06-30','---','-------------------------','6110800003601000001','SCGCMP','SNOANTMEN060001','D','PROVISION ANTIGUEDAD DE PRESTACIONES SOCIALES NOMINA MENSUAL JUNIO 2014',50770,3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305</text:p>
          </table:table-cell>
          <table:table-cell table:style-name="ce6" office:value-type="float" office:value="31293.85">
            <text:p>31.293,85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060001','2014-06-30','---','-------------------------','6110800003305000001','SCGCMP','SNOANTMEN060001','D','PROVISION ANTIGUEDAD DE PRESTACIONES SOCIALES NOMINA MENSUAL JUNIO 2014',31293,85,53);">
            <text:p>INSERT INTO scg_dt_cmp VALUES('0001','SCGCMP','SNOANTMEN060001','2014-06-30','---','-------------------------','6110800003305000001','SCGCMP','SNOANTMEN060001','D','PROVISION ANTIGUEDAD DE PRESTACIONES SOCIALES NOMINA MENSUAL JUNIO 2014',31293,85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304</text:p>
          </table:table-cell>
          <table:table-cell table:style-name="ce6" office:value-type="float" office:value="19728">
            <text:p>19.728,00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060001','2014-06-30','---','-------------------------','6110800002304000001','SCGCMP','SNOANTMEN060001','D','PROVISION ANTIGUEDAD DE PRESTACIONES SOCIALES NOMINA MENSUAL JUNIO 2014',19728,54);">
            <text:p>INSERT INTO scg_dt_cmp VALUES('0001','SCGCMP','SNOANTMEN060001','2014-06-30','---','-------------------------','6110800002304000001','SCGCMP','SNOANTMEN060001','D','PROVISION ANTIGUEDAD DE PRESTACIONES SOCIALES NOMINA MENSUAL JUNIO 2014',19728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602</text:p>
          </table:table-cell>
          <table:table-cell table:style-name="ce6" office:value-type="float" office:value="105105.84">
            <text:p>105.105,84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060001','2014-06-30','---','-------------------------','6110800002602000001','SCGCMP','SNOANTMEN060001','D','PROVISION ANTIGUEDAD DE PRESTACIONES SOCIALES NOMINA MENSUAL JUNIO 2014',105105,84,55);">
            <text:p>INSERT INTO scg_dt_cmp VALUES('0001','SCGCMP','SNOANTMEN060001','2014-06-30','---','-------------------------','6110800002602000001','SCGCMP','SNOANTMEN060001','D','PROVISION ANTIGUEDAD DE PRESTACIONES SOCIALES NOMINA MENSUAL JUNIO 2014',105105,84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901</text:p>
          </table:table-cell>
          <table:table-cell table:style-name="ce6" office:value-type="float" office:value="69330.99">
            <text:p>69.330,99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060001','2014-06-30','---','-------------------------','6110800002901000001','SCGCMP','SNOANTMEN060001','D','PROVISION ANTIGUEDAD DE PRESTACIONES SOCIALES NOMINA MENSUAL JUNIO 2014',69330,99,56);">
            <text:p>INSERT INTO scg_dt_cmp VALUES('0001','SCGCMP','SNOANTMEN060001','2014-06-30','---','-------------------------','6110800002901000001','SCGCMP','SNOANTMEN060001','D','PROVISION ANTIGUEDAD DE PRESTACIONES SOCIALES NOMINA MENSUAL JUNIO 2014',69330,99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802</text:p>
          </table:table-cell>
          <table:table-cell table:style-name="ce6" office:value-type="float" office:value="95387.3">
            <text:p>95.387,30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060001','2014-06-30','---','-------------------------','6110800003802000001','SCGCMP','SNOANTMEN060001','D','PROVISION ANTIGUEDAD DE PRESTACIONES SOCIALES NOMINA MENSUAL JUNIO 2014',95387,3,57);">
            <text:p>INSERT INTO scg_dt_cmp VALUES('0001','SCGCMP','SNOANTMEN060001','2014-06-30','---','-------------------------','6110800003802000001','SCGCMP','SNOANTMEN060001','D','PROVISION ANTIGUEDAD DE PRESTACIONES SOCIALES NOMINA MENSUAL JUNIO 2014',95387,3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300</text:p>
          </table:table-cell>
          <table:table-cell table:style-name="ce6" office:value-type="float" office:value="22809.5">
            <text:p>22.809,50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060001','2014-06-30','---','-------------------------','6110800002300000001','SCGCMP','SNOANTMEN060001','D','PROVISION ANTIGUEDAD DE PRESTACIONES SOCIALES NOMINA MENSUAL JUNIO 2014',22809,5,58);">
            <text:p>INSERT INTO scg_dt_cmp VALUES('0001','SCGCMP','SNOANTMEN060001','2014-06-30','---','-------------------------','6110800002300000001','SCGCMP','SNOANTMEN060001','D','PROVISION ANTIGUEDAD DE PRESTACIONES SOCIALES NOMINA MENSUAL JUNIO 2014',22809,5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800</text:p>
          </table:table-cell>
          <table:table-cell table:style-name="ce6" office:value-type="float" office:value="110567.8">
            <text:p>110.567,80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060001','2014-06-30','---','-------------------------','6110800002800000001','SCGCMP','SNOANTMEN060001','D','PROVISION ANTIGUEDAD DE PRESTACIONES SOCIALES NOMINA MENSUAL JUNIO 2014',110567,8,59);">
            <text:p>INSERT INTO scg_dt_cmp VALUES('0001','SCGCMP','SNOANTMEN060001','2014-06-30','---','-------------------------','6110800002800000001','SCGCMP','SNOANTMEN060001','D','PROVISION ANTIGUEDAD DE PRESTACIONES SOCIALES NOMINA MENSUAL JUNIO 2014',110567,8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101</text:p>
          </table:table-cell>
          <table:table-cell table:style-name="ce6" office:value-type="float" office:value="9855.41">
            <text:p>9.855,41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060001','2014-06-30','---','-------------------------','6110800003101000001','SCGCMP','SNOANTMEN060001','D','PROVISION ANTIGUEDAD DE PRESTACIONES SOCIALES NOMINA MENSUAL JUNIO 2014',9855,41,60);">
            <text:p>INSERT INTO scg_dt_cmp VALUES('0001','SCGCMP','SNOANTMEN060001','2014-06-30','---','-------------------------','6110800003101000001','SCGCMP','SNOANTMEN060001','D','PROVISION ANTIGUEDAD DE PRESTACIONES SOCIALES NOMINA MENSUAL JUNIO 2014',9855,41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203</text:p>
          </table:table-cell>
          <table:table-cell table:style-name="ce6" office:value-type="float" office:value="207883.05">
            <text:p>207.883,05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060001','2014-06-30','---','-------------------------','6110800004203000001','SCGCMP','SNOANTMEN060001','D','PROVISION ANTIGUEDAD DE PRESTACIONES SOCIALES NOMINA MENSUAL JUNIO 2014',207883,05,61);">
            <text:p>INSERT INTO scg_dt_cmp VALUES('0001','SCGCMP','SNOANTMEN060001','2014-06-30','---','-------------------------','6110800004203000001','SCGCMP','SNOANTMEN060001','D','PROVISION ANTIGUEDAD DE PRESTACIONES SOCIALES NOMINA MENSUAL JUNIO 2014',207883,05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301</text:p>
          </table:table-cell>
          <table:table-cell table:style-name="ce6" office:value-type="float" office:value="16398">
            <text:p>16.398,00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060001','2014-06-30','---','-------------------------','6110800003301000001','SCGCMP','SNOANTMEN060001','D','PROVISION ANTIGUEDAD DE PRESTACIONES SOCIALES NOMINA MENSUAL JUNIO 2014',16398,62);">
            <text:p>INSERT INTO scg_dt_cmp VALUES('0001','SCGCMP','SNOANTMEN060001','2014-06-30','---','-------------------------','6110800003301000001','SCGCMP','SNOANTMEN060001','D','PROVISION ANTIGUEDAD DE PRESTACIONES SOCIALES NOMINA MENSUAL JUNIO 2014',16398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102</text:p>
          </table:table-cell>
          <table:table-cell table:style-name="ce6" office:value-type="float" office:value="12647.5">
            <text:p>12.647,50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060001','2014-06-30','---','-------------------------','6110800004102000001','SCGCMP','SNOANTMEN060001','D','PROVISION ANTIGUEDAD DE PRESTACIONES SOCIALES NOMINA MENSUAL JUNIO 2014',12647,5,63);">
            <text:p>INSERT INTO scg_dt_cmp VALUES('0001','SCGCMP','SNOANTMEN060001','2014-06-30','---','-------------------------','6110800004102000001','SCGCMP','SNOANTMEN060001','D','PROVISION ANTIGUEDAD DE PRESTACIONES SOCIALES NOMINA MENSUAL JUNIO 2014',12647,5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100</text:p>
          </table:table-cell>
          <table:table-cell table:style-name="ce6" office:value-type="float" office:value="52153.65">
            <text:p>52.153,65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060001','2014-06-30','---','-------------------------','6110800003100000001','SCGCMP','SNOANTMEN060001','D','PROVISION ANTIGUEDAD DE PRESTACIONES SOCIALES NOMINA MENSUAL JUNIO 2014',52153,65,64);">
            <text:p>INSERT INTO scg_dt_cmp VALUES('0001','SCGCMP','SNOANTMEN060001','2014-06-30','---','-------------------------','6110800003100000001','SCGCMP','SNOANTMEN060001','D','PROVISION ANTIGUEDAD DE PRESTACIONES SOCIALES NOMINA MENSUAL JUNIO 2014',52153,65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402</text:p>
          </table:table-cell>
          <table:table-cell table:style-name="ce6" office:value-type="float" office:value="119304.2">
            <text:p>119.304,20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060001','2014-06-30','---','-------------------------','6110800002402000001','SCGCMP','SNOANTMEN060001','D','PROVISION ANTIGUEDAD DE PRESTACIONES SOCIALES NOMINA MENSUAL JUNIO 2014',119304,2,65);">
            <text:p>INSERT INTO scg_dt_cmp VALUES('0001','SCGCMP','SNOANTMEN060001','2014-06-30','---','-------------------------','6110800002402000001','SCGCMP','SNOANTMEN060001','D','PROVISION ANTIGUEDAD DE PRESTACIONES SOCIALES NOMINA MENSUAL JUNIO 2014',119304,2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602</text:p>
          </table:table-cell>
          <table:table-cell table:style-name="ce6" office:value-type="float" office:value="23026.3">
            <text:p>23.026,30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060001','2014-06-30','---','-------------------------','6110800003602000001','SCGCMP','SNOANTMEN060001','D','PROVISION ANTIGUEDAD DE PRESTACIONES SOCIALES NOMINA MENSUAL JUNIO 2014',23026,3,66);">
            <text:p>INSERT INTO scg_dt_cmp VALUES('0001','SCGCMP','SNOANTMEN060001','2014-06-30','---','-------------------------','6110800003602000001','SCGCMP','SNOANTMEN060001','D','PROVISION ANTIGUEDAD DE PRESTACIONES SOCIALES NOMINA MENSUAL JUNIO 2014',23026,3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903</text:p>
          </table:table-cell>
          <table:table-cell table:style-name="ce6" office:value-type="float" office:value="5697.55">
            <text:p>5.697,55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060001','2014-06-30','---','-------------------------','6110800003903000001','SCGCMP','SNOANTMEN060001','D','PROVISION ANTIGUEDAD DE PRESTACIONES SOCIALES NOMINA MENSUAL JUNIO 2014',5697,55,67);">
            <text:p>INSERT INTO scg_dt_cmp VALUES('0001','SCGCMP','SNOANTMEN060001','2014-06-30','---','-------------------------','6110800003903000001','SCGCMP','SNOANTMEN060001','D','PROVISION ANTIGUEDAD DE PRESTACIONES SOCIALES NOMINA MENSUAL JUNIO 2014',5697,55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4</text:p>
          </table:table-cell>
          <table:table-cell table:style-name="ce6" office:value-type="float" office:value="10222.75">
            <text:p>10.222,75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060001','2014-06-30','---','-------------------------','6110800004504000001','SCGCMP','SNOANTMEN060001','D','PROVISION ANTIGUEDAD DE PRESTACIONES SOCIALES NOMINA MENSUAL JUNIO 2014',10222,75,68);">
            <text:p>INSERT INTO scg_dt_cmp VALUES('0001','SCGCMP','SNOANTMEN060001','2014-06-30','---','-------------------------','6110800004504000001','SCGCMP','SNOANTMEN060001','D','PROVISION ANTIGUEDAD DE PRESTACIONES SOCIALES NOMINA MENSUAL JUNIO 2014',10222,75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002</text:p>
          </table:table-cell>
          <table:table-cell table:style-name="ce6" office:value-type="float" office:value="386519.95">
            <text:p>386.519,95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060001','2014-06-30','---','-------------------------','6110800002002000001','SCGCMP','SNOANTMEN060001','D','PROVISION ANTIGUEDAD DE PRESTACIONES SOCIALES NOMINA MENSUAL JUNIO 2014',386519,95,69);">
            <text:p>INSERT INTO scg_dt_cmp VALUES('0001','SCGCMP','SNOANTMEN060001','2014-06-30','---','-------------------------','6110800002002000001','SCGCMP','SNOANTMEN060001','D','PROVISION ANTIGUEDAD DE PRESTACIONES SOCIALES NOMINA MENSUAL JUNIO 2014',386519,95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500</text:p>
          </table:table-cell>
          <table:table-cell table:style-name="ce6" office:value-type="float" office:value="9263.65">
            <text:p>9.263,65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060001','2014-06-30','---','-------------------------','6110800002500000001','SCGCMP','SNOANTMEN060001','D','PROVISION ANTIGUEDAD DE PRESTACIONES SOCIALES NOMINA MENSUAL JUNIO 2014',9263,65,70);">
            <text:p>INSERT INTO scg_dt_cmp VALUES('0001','SCGCMP','SNOANTMEN060001','2014-06-30','---','-------------------------','6110800002500000001','SCGCMP','SNOANTMEN060001','D','PROVISION ANTIGUEDAD DE PRESTACIONES SOCIALES NOMINA MENSUAL JUNIO 2014',9263,65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105</text:p>
          </table:table-cell>
          <table:table-cell table:style-name="ce6" office:value-type="float" office:value="5944.85">
            <text:p>5.944,85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060001','2014-06-30','---','-------------------------','6110800002105000001','SCGCMP','SNOANTMEN060001','D','PROVISION ANTIGUEDAD DE PRESTACIONES SOCIALES NOMINA MENSUAL JUNIO 2014',5944,85,71);">
            <text:p>INSERT INTO scg_dt_cmp VALUES('0001','SCGCMP','SNOANTMEN060001','2014-06-30','---','-------------------------','6110800002105000001','SCGCMP','SNOANTMEN060001','D','PROVISION ANTIGUEDAD DE PRESTACIONES SOCIALES NOMINA MENSUAL JUNIO 2014',5944,85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103</text:p>
          </table:table-cell>
          <table:table-cell table:style-name="ce6" office:value-type="float" office:value="6562.7">
            <text:p>6.562,70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060001','2014-06-30','---','-------------------------','6110800004103000001','SCGCMP','SNOANTMEN060001','D','PROVISION ANTIGUEDAD DE PRESTACIONES SOCIALES NOMINA MENSUAL JUNIO 2014',6562,7,72);">
            <text:p>INSERT INTO scg_dt_cmp VALUES('0001','SCGCMP','SNOANTMEN060001','2014-06-30','---','-------------------------','6110800004103000001','SCGCMP','SNOANTMEN060001','D','PROVISION ANTIGUEDAD DE PRESTACIONES SOCIALES NOMINA MENSUAL JUNIO 2014',6562,7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805</text:p>
          </table:table-cell>
          <table:table-cell table:style-name="ce6" office:value-type="float" office:value="6821.65">
            <text:p>6.821,65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060001','2014-06-30','---','-------------------------','6110800002805000001','SCGCMP','SNOANTMEN060001','D','PROVISION ANTIGUEDAD DE PRESTACIONES SOCIALES NOMINA MENSUAL JUNIO 2014',6821,65,73);">
            <text:p>INSERT INTO scg_dt_cmp VALUES('0001','SCGCMP','SNOANTMEN060001','2014-06-30','---','-------------------------','6110800002805000001','SCGCMP','SNOANTMEN060001','D','PROVISION ANTIGUEDAD DE PRESTACIONES SOCIALES NOMINA MENSUAL JUNIO 2014',6821,65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002</text:p>
          </table:table-cell>
          <table:table-cell table:style-name="ce6" office:value-type="float" office:value="35220.85">
            <text:p>35.220,85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060001','2014-06-30','---','-------------------------','6110800004002000001','SCGCMP','SNOANTMEN060001','D','PROVISION ANTIGUEDAD DE PRESTACIONES SOCIALES NOMINA MENSUAL JUNIO 2014',35220,85,74);">
            <text:p>INSERT INTO scg_dt_cmp VALUES('0001','SCGCMP','SNOANTMEN060001','2014-06-30','---','-------------------------','6110800004002000001','SCGCMP','SNOANTMEN060001','D','PROVISION ANTIGUEDAD DE PRESTACIONES SOCIALES NOMINA MENSUAL JUNIO 2014',35220,85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601</text:p>
          </table:table-cell>
          <table:table-cell table:style-name="ce6" office:value-type="float" office:value="25800.27">
            <text:p>25.800,27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060001','2014-06-30','---','-------------------------','6110800004601000001','SCGCMP','SNOANTMEN060001','D','PROVISION ANTIGUEDAD DE PRESTACIONES SOCIALES NOMINA MENSUAL JUNIO 2014',25800,27,75);">
            <text:p>INSERT INTO scg_dt_cmp VALUES('0001','SCGCMP','SNOANTMEN060001','2014-06-30','---','-------------------------','6110800004601000001','SCGCMP','SNOANTMEN060001','D','PROVISION ANTIGUEDAD DE PRESTACIONES SOCIALES NOMINA MENSUAL JUNIO 2014',25800,27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400</text:p>
          </table:table-cell>
          <table:table-cell table:style-name="ce6" office:value-type="float" office:value="34918.48">
            <text:p>34.918,48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060001','2014-06-30','---','-------------------------','6110800002400000001','SCGCMP','SNOANTMEN060001','D','PROVISION ANTIGUEDAD DE PRESTACIONES SOCIALES NOMINA MENSUAL JUNIO 2014',34918,48,76);">
            <text:p>INSERT INTO scg_dt_cmp VALUES('0001','SCGCMP','SNOANTMEN060001','2014-06-30','---','-------------------------','6110800002400000001','SCGCMP','SNOANTMEN060001','D','PROVISION ANTIGUEDAD DE PRESTACIONES SOCIALES NOMINA MENSUAL JUNIO 2014',34918,48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300</text:p>
          </table:table-cell>
          <table:table-cell table:style-name="ce6" office:value-type="float" office:value="163476.61">
            <text:p>163.476,61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060001','2014-06-30','---','-------------------------','6110800003300000001','SCGCMP','SNOANTMEN060001','D','PROVISION ANTIGUEDAD DE PRESTACIONES SOCIALES NOMINA MENSUAL JUNIO 2014',163476,61,77);">
            <text:p>INSERT INTO scg_dt_cmp VALUES('0001','SCGCMP','SNOANTMEN060001','2014-06-30','---','-------------------------','6110800003300000001','SCGCMP','SNOANTMEN060001','D','PROVISION ANTIGUEDAD DE PRESTACIONES SOCIALES NOMINA MENSUAL JUNIO 2014',163476,61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405</text:p>
          </table:table-cell>
          <table:table-cell table:style-name="ce6" office:value-type="float" office:value="12320.85">
            <text:p>12.320,85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060001','2014-06-30','---','-------------------------','6110800002405000001','SCGCMP','SNOANTMEN060001','D','PROVISION ANTIGUEDAD DE PRESTACIONES SOCIALES NOMINA MENSUAL JUNIO 2014',12320,85,78);">
            <text:p>INSERT INTO scg_dt_cmp VALUES('0001','SCGCMP','SNOANTMEN060001','2014-06-30','---','-------------------------','6110800002405000001','SCGCMP','SNOANTMEN060001','D','PROVISION ANTIGUEDAD DE PRESTACIONES SOCIALES NOMINA MENSUAL JUNIO 2014',12320,85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904</text:p>
          </table:table-cell>
          <table:table-cell table:style-name="ce6" office:value-type="float" office:value="40659.7">
            <text:p>40.659,70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060001','2014-06-30','---','-------------------------','6110800002904000001','SCGCMP','SNOANTMEN060001','D','PROVISION ANTIGUEDAD DE PRESTACIONES SOCIALES NOMINA MENSUAL JUNIO 2014',40659,7,79);">
            <text:p>INSERT INTO scg_dt_cmp VALUES('0001','SCGCMP','SNOANTMEN060001','2014-06-30','---','-------------------------','6110800002904000001','SCGCMP','SNOANTMEN060001','D','PROVISION ANTIGUEDAD DE PRESTACIONES SOCIALES NOMINA MENSUAL JUNIO 2014',40659,7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801</text:p>
          </table:table-cell>
          <table:table-cell table:style-name="ce6" office:value-type="float" office:value="41547.4">
            <text:p>41.547,40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060001','2014-06-30','---','-------------------------','6110800002801000001','SCGCMP','SNOANTMEN060001','D','PROVISION ANTIGUEDAD DE PRESTACIONES SOCIALES NOMINA MENSUAL JUNIO 2014',41547,4,80);">
            <text:p>INSERT INTO scg_dt_cmp VALUES('0001','SCGCMP','SNOANTMEN060001','2014-06-30','---','-------------------------','6110800002801000001','SCGCMP','SNOANTMEN060001','D','PROVISION ANTIGUEDAD DE PRESTACIONES SOCIALES NOMINA MENSUAL JUNIO 2014',41547,4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603</text:p>
          </table:table-cell>
          <table:table-cell table:style-name="ce6" office:value-type="float" office:value="32739.9">
            <text:p>32.739,90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060001','2014-06-30','---','-------------------------','6110800004603000001','SCGCMP','SNOANTMEN060001','D','PROVISION ANTIGUEDAD DE PRESTACIONES SOCIALES NOMINA MENSUAL JUNIO 2014',32739,9,81);">
            <text:p>INSERT INTO scg_dt_cmp VALUES('0001','SCGCMP','SNOANTMEN060001','2014-06-30','---','-------------------------','6110800004603000001','SCGCMP','SNOANTMEN060001','D','PROVISION ANTIGUEDAD DE PRESTACIONES SOCIALES NOMINA MENSUAL JUNIO 2014',32739,9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400</text:p>
          </table:table-cell>
          <table:table-cell table:style-name="ce6" office:value-type="float" office:value="43341.82">
            <text:p>43.341,82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060001','2014-06-30','---','-------------------------','6110800004400000001','SCGCMP','SNOANTMEN060001','D','PROVISION ANTIGUEDAD DE PRESTACIONES SOCIALES NOMINA MENSUAL JUNIO 2014',43341,82,82);">
            <text:p>INSERT INTO scg_dt_cmp VALUES('0001','SCGCMP','SNOANTMEN060001','2014-06-30','---','-------------------------','6110800004400000001','SCGCMP','SNOANTMEN060001','D','PROVISION ANTIGUEDAD DE PRESTACIONES SOCIALES NOMINA MENSUAL JUNIO 2014',43341,82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306</text:p>
          </table:table-cell>
          <table:table-cell table:style-name="ce6" office:value-type="float" office:value="23973.4">
            <text:p>23.973,40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060001','2014-06-30','---','-------------------------','6110800002306000001','SCGCMP','SNOANTMEN060001','D','PROVISION ANTIGUEDAD DE PRESTACIONES SOCIALES NOMINA MENSUAL JUNIO 2014',23973,4,83);">
            <text:p>INSERT INTO scg_dt_cmp VALUES('0001','SCGCMP','SNOANTMEN060001','2014-06-30','---','-------------------------','6110800002306000001','SCGCMP','SNOANTMEN060001','D','PROVISION ANTIGUEDAD DE PRESTACIONES SOCIALES NOMINA MENSUAL JUNIO 2014',23973,4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1101</text:p>
          </table:table-cell>
          <table:table-cell table:style-name="ce6" office:value-type="float" office:value="129000.19">
            <text:p>129.000,19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060001','2014-06-30','---','-------------------------','6110800001101000001','SCGCMP','SNOANTMEN060001','D','PROVISION ANTIGUEDAD DE PRESTACIONES SOCIALES NOMINA MENSUAL JUNIO 2014',129000,19,84);">
            <text:p>INSERT INTO scg_dt_cmp VALUES('0001','SCGCMP','SNOANTMEN060001','2014-06-30','---','-------------------------','6110800001101000001','SCGCMP','SNOANTMEN060001','D','PROVISION ANTIGUEDAD DE PRESTACIONES SOCIALES NOMINA MENSUAL JUNIO 2014',129000,19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102</text:p>
          </table:table-cell>
          <table:table-cell table:style-name="ce6" office:value-type="float" office:value="39728.44">
            <text:p>39.728,44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060001','2014-06-30','---','-------------------------','6110800003102000001','SCGCMP','SNOANTMEN060001','D','PROVISION ANTIGUEDAD DE PRESTACIONES SOCIALES NOMINA MENSUAL JUNIO 2014',39728,44,85);">
            <text:p>INSERT INTO scg_dt_cmp VALUES('0001','SCGCMP','SNOANTMEN060001','2014-06-30','---','-------------------------','6110800003102000001','SCGCMP','SNOANTMEN060001','D','PROVISION ANTIGUEDAD DE PRESTACIONES SOCIALES NOMINA MENSUAL JUNIO 2014',39728,44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004</text:p>
          </table:table-cell>
          <table:table-cell table:style-name="ce6" office:value-type="float" office:value="52047.15">
            <text:p>52.047,15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060001','2014-06-30','---','-------------------------','6110800002004000001','SCGCMP','SNOANTMEN060001','D','PROVISION ANTIGUEDAD DE PRESTACIONES SOCIALES NOMINA MENSUAL JUNIO 2014',52047,15,86);">
            <text:p>INSERT INTO scg_dt_cmp VALUES('0001','SCGCMP','SNOANTMEN060001','2014-06-30','---','-------------------------','6110800002004000001','SCGCMP','SNOANTMEN060001','D','PROVISION ANTIGUEDAD DE PRESTACIONES SOCIALES NOMINA MENSUAL JUNIO 2014',52047,15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100</text:p>
          </table:table-cell>
          <table:table-cell table:style-name="ce6" office:value-type="float" office:value="26579">
            <text:p>26.579,00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060001','2014-06-30','---','-------------------------','6110800004100000001','SCGCMP','SNOANTMEN060001','D','PROVISION ANTIGUEDAD DE PRESTACIONES SOCIALES NOMINA MENSUAL JUNIO 2014',26579,87);">
            <text:p>INSERT INTO scg_dt_cmp VALUES('0001','SCGCMP','SNOANTMEN060001','2014-06-30','---','-------------------------','6110800004100000001','SCGCMP','SNOANTMEN060001','D','PROVISION ANTIGUEDAD DE PRESTACIONES SOCIALES NOMINA MENSUAL JUNIO 2014',26579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101</text:p>
          </table:table-cell>
          <table:table-cell table:style-name="ce6" office:value-type="float" office:value="32383.9">
            <text:p>32.383,90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060001','2014-06-30','---','-------------------------','6110800002101000001','SCGCMP','SNOANTMEN060001','D','PROVISION ANTIGUEDAD DE PRESTACIONES SOCIALES NOMINA MENSUAL JUNIO 2014',32383,9,88);">
            <text:p>INSERT INTO scg_dt_cmp VALUES('0001','SCGCMP','SNOANTMEN060001','2014-06-30','---','-------------------------','6110800002101000001','SCGCMP','SNOANTMEN060001','D','PROVISION ANTIGUEDAD DE PRESTACIONES SOCIALES NOMINA MENSUAL JUNIO 2014',32383,9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7</text:p>
          </table:table-cell>
          <table:table-cell table:style-name="ce6" office:value-type="float" office:value="17516.6">
            <text:p>17.516,60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060001','2014-06-30','---','-------------------------','6110800004507000001','SCGCMP','SNOANTMEN060001','D','PROVISION ANTIGUEDAD DE PRESTACIONES SOCIALES NOMINA MENSUAL JUNIO 2014',17516,6,89);">
            <text:p>INSERT INTO scg_dt_cmp VALUES('0001','SCGCMP','SNOANTMEN060001','2014-06-30','---','-------------------------','6110800004507000001','SCGCMP','SNOANTMEN060001','D','PROVISION ANTIGUEDAD DE PRESTACIONES SOCIALES NOMINA MENSUAL JUNIO 2014',17516,6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906</text:p>
          </table:table-cell>
          <table:table-cell table:style-name="ce6" office:value-type="float" office:value="26903.98">
            <text:p>26.903,98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060001','2014-06-30','---','-------------------------','6110800002906000001','SCGCMP','SNOANTMEN060001','D','PROVISION ANTIGUEDAD DE PRESTACIONES SOCIALES NOMINA MENSUAL JUNIO 2014',26903,98,90);">
            <text:p>INSERT INTO scg_dt_cmp VALUES('0001','SCGCMP','SNOANTMEN060001','2014-06-30','---','-------------------------','6110800002906000001','SCGCMP','SNOANTMEN060001','D','PROVISION ANTIGUEDAD DE PRESTACIONES SOCIALES NOMINA MENSUAL JUNIO 2014',26903,98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702</text:p>
          </table:table-cell>
          <table:table-cell table:style-name="ce6" office:value-type="float" office:value="134873.92">
            <text:p>134.873,92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060001','2014-06-30','---','-------------------------','6110800003702000001','SCGCMP','SNOANTMEN060001','D','PROVISION ANTIGUEDAD DE PRESTACIONES SOCIALES NOMINA MENSUAL JUNIO 2014',134873,92,91);">
            <text:p>INSERT INTO scg_dt_cmp VALUES('0001','SCGCMP','SNOANTMEN060001','2014-06-30','---','-------------------------','6110800003702000001','SCGCMP','SNOANTMEN060001','D','PROVISION ANTIGUEDAD DE PRESTACIONES SOCIALES NOMINA MENSUAL JUNIO 2014',134873,92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801</text:p>
          </table:table-cell>
          <table:table-cell table:style-name="ce6" office:value-type="float" office:value="79147.1">
            <text:p>79.147,10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060001','2014-06-30','---','-------------------------','6110800003801000001','SCGCMP','SNOANTMEN060001','D','PROVISION ANTIGUEDAD DE PRESTACIONES SOCIALES NOMINA MENSUAL JUNIO 2014',79147,1,92);">
            <text:p>INSERT INTO scg_dt_cmp VALUES('0001','SCGCMP','SNOANTMEN060001','2014-06-30','---','-------------------------','6110800003801000001','SCGCMP','SNOANTMEN060001','D','PROVISION ANTIGUEDAD DE PRESTACIONES SOCIALES NOMINA MENSUAL JUNIO 2014',79147,1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600</text:p>
          </table:table-cell>
          <table:table-cell table:style-name="ce6" office:value-type="float" office:value="7700.35">
            <text:p>7.700,35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060001','2014-06-30','---','-------------------------','6110800004600000001','SCGCMP','SNOANTMEN060001','D','PROVISION ANTIGUEDAD DE PRESTACIONES SOCIALES NOMINA MENSUAL JUNIO 2014',7700,35,93);">
            <text:p>INSERT INTO scg_dt_cmp VALUES('0001','SCGCMP','SNOANTMEN060001','2014-06-30','---','-------------------------','6110800004600000001','SCGCMP','SNOANTMEN060001','D','PROVISION ANTIGUEDAD DE PRESTACIONES SOCIALES NOMINA MENSUAL JUNIO 2014',7700,35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601</text:p>
          </table:table-cell>
          <table:table-cell table:style-name="ce6" office:value-type="float" office:value="44502.14">
            <text:p>44.502,14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060001','2014-06-30','---','-------------------------','6110800002601000001','SCGCMP','SNOANTMEN060001','D','PROVISION ANTIGUEDAD DE PRESTACIONES SOCIALES NOMINA MENSUAL JUNIO 2014',44502,14,94);">
            <text:p>INSERT INTO scg_dt_cmp VALUES('0001','SCGCMP','SNOANTMEN060001','2014-06-30','---','-------------------------','6110800002601000001','SCGCMP','SNOANTMEN060001','D','PROVISION ANTIGUEDAD DE PRESTACIONES SOCIALES NOMINA MENSUAL JUNIO 2014',44502,14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000</text:p>
          </table:table-cell>
          <table:table-cell table:style-name="ce6" office:value-type="float" office:value="3942.55">
            <text:p>3.942,55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060001','2014-06-30','---','-------------------------','6110800004000000001','SCGCMP','SNOANTMEN060001','D','PROVISION ANTIGUEDAD DE PRESTACIONES SOCIALES NOMINA MENSUAL JUNIO 2014',3942,55,95);">
            <text:p>INSERT INTO scg_dt_cmp VALUES('0001','SCGCMP','SNOANTMEN060001','2014-06-30','---','-------------------------','6110800004000000001','SCGCMP','SNOANTMEN060001','D','PROVISION ANTIGUEDAD DE PRESTACIONES SOCIALES NOMINA MENSUAL JUNIO 2014',3942,55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407</text:p>
          </table:table-cell>
          <table:table-cell table:style-name="ce6" office:value-type="float" office:value="3444">
            <text:p>3.444,00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060001','2014-06-30','---','-------------------------','6110800002407000001','SCGCMP','SNOANTMEN060001','D','PROVISION ANTIGUEDAD DE PRESTACIONES SOCIALES NOMINA MENSUAL JUNIO 2014',3444,96);">
            <text:p>INSERT INTO scg_dt_cmp VALUES('0001','SCGCMP','SNOANTMEN060001','2014-06-30','---','-------------------------','6110800002407000001','SCGCMP','SNOANTMEN060001','D','PROVISION ANTIGUEDAD DE PRESTACIONES SOCIALES NOMINA MENSUAL JUNIO 2014',3444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901</text:p>
          </table:table-cell>
          <table:table-cell table:style-name="ce6" office:value-type="float" office:value="13863.4">
            <text:p>13.863,40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060001','2014-06-30','---','-------------------------','6110800003901000001','SCGCMP','SNOANTMEN060001','D','PROVISION ANTIGUEDAD DE PRESTACIONES SOCIALES NOMINA MENSUAL JUNIO 2014',13863,4,97);">
            <text:p>INSERT INTO scg_dt_cmp VALUES('0001','SCGCMP','SNOANTMEN060001','2014-06-30','---','-------------------------','6110800003901000001','SCGCMP','SNOANTMEN060001','D','PROVISION ANTIGUEDAD DE PRESTACIONES SOCIALES NOMINA MENSUAL JUNIO 2014',13863,4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404</text:p>
          </table:table-cell>
          <table:table-cell table:style-name="ce6" office:value-type="float" office:value="47241.67">
            <text:p>47.241,67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060001','2014-06-30','---','-------------------------','6110800002404000001','SCGCMP','SNOANTMEN060001','D','PROVISION ANTIGUEDAD DE PRESTACIONES SOCIALES NOMINA MENSUAL JUNIO 2014',47241,67,98);">
            <text:p>INSERT INTO scg_dt_cmp VALUES('0001','SCGCMP','SNOANTMEN060001','2014-06-30','---','-------------------------','6110800002404000001','SCGCMP','SNOANTMEN060001','D','PROVISION ANTIGUEDAD DE PRESTACIONES SOCIALES NOMINA MENSUAL JUNIO 2014',47241,67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807</text:p>
          </table:table-cell>
          <table:table-cell table:style-name="ce6" office:value-type="float" office:value="10993.4">
            <text:p>10.993,40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060001','2014-06-30','---','-------------------------','6110800002807000001','SCGCMP','SNOANTMEN060001','D','PROVISION ANTIGUEDAD DE PRESTACIONES SOCIALES NOMINA MENSUAL JUNIO 2014',10993,4,99);">
            <text:p>INSERT INTO scg_dt_cmp VALUES('0001','SCGCMP','SNOANTMEN060001','2014-06-30','---','-------------------------','6110800002807000001','SCGCMP','SNOANTMEN060001','D','PROVISION ANTIGUEDAD DE PRESTACIONES SOCIALES NOMINA MENSUAL JUNIO 2014',10993,4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804</text:p>
          </table:table-cell>
          <table:table-cell table:style-name="ce6" office:value-type="float" office:value="22356">
            <text:p>22.356,00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060001','2014-06-30','---','-------------------------','6110800002804000001','SCGCMP','SNOANTMEN060001','D','PROVISION ANTIGUEDAD DE PRESTACIONES SOCIALES NOMINA MENSUAL JUNIO 2014',22356,100);">
            <text:p>INSERT INTO scg_dt_cmp VALUES('0001','SCGCMP','SNOANTMEN060001','2014-06-30','---','-------------------------','6110800002804000001','SCGCMP','SNOANTMEN060001','D','PROVISION ANTIGUEDAD DE PRESTACIONES SOCIALES NOMINA MENSUAL JUNIO 2014',22356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202</text:p>
          </table:table-cell>
          <table:table-cell table:style-name="ce6" office:value-type="float" office:value="36985.6">
            <text:p>36.985,60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060001','2014-06-30','---','-------------------------','6110800003202000001','SCGCMP','SNOANTMEN060001','D','PROVISION ANTIGUEDAD DE PRESTACIONES SOCIALES NOMINA MENSUAL JUNIO 2014',36985,6,101);">
            <text:p>INSERT INTO scg_dt_cmp VALUES('0001','SCGCMP','SNOANTMEN060001','2014-06-30','---','-------------------------','6110800003202000001','SCGCMP','SNOANTMEN060001','D','PROVISION ANTIGUEDAD DE PRESTACIONES SOCIALES NOMINA MENSUAL JUNIO 2014',36985,6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401</text:p>
          </table:table-cell>
          <table:table-cell table:style-name="ce6" office:value-type="float" office:value="30777.93">
            <text:p>30.777,93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060001','2014-06-30','---','-------------------------','6110800002401000001','SCGCMP','SNOANTMEN060001','D','PROVISION ANTIGUEDAD DE PRESTACIONES SOCIALES NOMINA MENSUAL JUNIO 2014',30777,93,102);">
            <text:p>INSERT INTO scg_dt_cmp VALUES('0001','SCGCMP','SNOANTMEN060001','2014-06-30','---','-------------------------','6110800002401000001','SCGCMP','SNOANTMEN060001','D','PROVISION ANTIGUEDAD DE PRESTACIONES SOCIALES NOMINA MENSUAL JUNIO 2014',30777,93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700</text:p>
          </table:table-cell>
          <table:table-cell table:style-name="ce6" office:value-type="float" office:value="31002.15">
            <text:p>31.002,15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060001','2014-06-30','---','-------------------------','6110800003700000001','SCGCMP','SNOANTMEN060001','D','PROVISION ANTIGUEDAD DE PRESTACIONES SOCIALES NOMINA MENSUAL JUNIO 2014',31002,15,103);">
            <text:p>INSERT INTO scg_dt_cmp VALUES('0001','SCGCMP','SNOANTMEN060001','2014-06-30','---','-------------------------','6110800003700000001','SCGCMP','SNOANTMEN060001','D','PROVISION ANTIGUEDAD DE PRESTACIONES SOCIALES NOMINA MENSUAL JUNIO 2014',31002,15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001</text:p>
          </table:table-cell>
          <table:table-cell table:style-name="ce6" office:value-type="float" office:value="56142.72">
            <text:p>56.142,72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060001','2014-06-30','---','-------------------------','6110800002001000001','SCGCMP','SNOANTMEN060001','D','PROVISION ANTIGUEDAD DE PRESTACIONES SOCIALES NOMINA MENSUAL JUNIO 2014',56142,72,104);">
            <text:p>INSERT INTO scg_dt_cmp VALUES('0001','SCGCMP','SNOANTMEN060001','2014-06-30','---','-------------------------','6110800002001000001','SCGCMP','SNOANTMEN060001','D','PROVISION ANTIGUEDAD DE PRESTACIONES SOCIALES NOMINA MENSUAL JUNIO 2014',56142,72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803</text:p>
          </table:table-cell>
          <table:table-cell table:style-name="ce6" office:value-type="float" office:value="137915.06">
            <text:p>137.915,06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060001','2014-06-30','---','-------------------------','6110800003803000001','SCGCMP','SNOANTMEN060001','D','PROVISION ANTIGUEDAD DE PRESTACIONES SOCIALES NOMINA MENSUAL JUNIO 2014',137915,06,105);">
            <text:p>INSERT INTO scg_dt_cmp VALUES('0001','SCGCMP','SNOANTMEN060001','2014-06-30','---','-------------------------','6110800003803000001','SCGCMP','SNOANTMEN060001','D','PROVISION ANTIGUEDAD DE PRESTACIONES SOCIALES NOMINA MENSUAL JUNIO 2014',137915,06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406</text:p>
          </table:table-cell>
          <table:table-cell table:style-name="ce6" office:value-type="float" office:value="57245.2">
            <text:p>57.245,20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060001','2014-06-30','---','-------------------------','6110800002406000001','SCGCMP','SNOANTMEN060001','D','PROVISION ANTIGUEDAD DE PRESTACIONES SOCIALES NOMINA MENSUAL JUNIO 2014',57245,2,106);">
            <text:p>INSERT INTO scg_dt_cmp VALUES('0001','SCGCMP','SNOANTMEN060001','2014-06-30','---','-------------------------','6110800002406000001','SCGCMP','SNOANTMEN060001','D','PROVISION ANTIGUEDAD DE PRESTACIONES SOCIALES NOMINA MENSUAL JUNIO 2014',57245,2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100</text:p>
          </table:table-cell>
          <table:table-cell table:style-name="ce6" office:value-type="float" office:value="24692.5">
            <text:p>24.692,50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060001','2014-06-30','---','-------------------------','6110800002100000001','SCGCMP','SNOANTMEN060001','D','PROVISION ANTIGUEDAD DE PRESTACIONES SOCIALES NOMINA MENSUAL JUNIO 2014',24692,5,107);">
            <text:p>INSERT INTO scg_dt_cmp VALUES('0001','SCGCMP','SNOANTMEN060001','2014-06-30','---','-------------------------','6110800002100000001','SCGCMP','SNOANTMEN060001','D','PROVISION ANTIGUEDAD DE PRESTACIONES SOCIALES NOMINA MENSUAL JUNIO 2014',24692,5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000</text:p>
          </table:table-cell>
          <table:table-cell table:style-name="ce6" office:value-type="float" office:value="17205.3">
            <text:p>17.205,30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060001','2014-06-30','---','-------------------------','6110800003000000001','SCGCMP','SNOANTMEN060001','D','PROVISION ANTIGUEDAD DE PRESTACIONES SOCIALES NOMINA MENSUAL JUNIO 2014',17205,3,108);">
            <text:p>INSERT INTO scg_dt_cmp VALUES('0001','SCGCMP','SNOANTMEN060001','2014-06-30','---','-------------------------','6110800003000000001','SCGCMP','SNOANTMEN060001','D','PROVISION ANTIGUEDAD DE PRESTACIONES SOCIALES NOMINA MENSUAL JUNIO 2014',17205,3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700</text:p>
          </table:table-cell>
          <table:table-cell table:style-name="ce6" office:value-type="float" office:value="17184.53">
            <text:p>17.184,53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060001','2014-06-30','---','-------------------------','6110800004700000001','SCGCMP','SNOANTMEN060001','D','PROVISION ANTIGUEDAD DE PRESTACIONES SOCIALES NOMINA MENSUAL JUNIO 2014',17184,53,109);">
            <text:p>INSERT INTO scg_dt_cmp VALUES('0001','SCGCMP','SNOANTMEN060001','2014-06-30','---','-------------------------','6110800004700000001','SCGCMP','SNOANTMEN060001','D','PROVISION ANTIGUEDAD DE PRESTACIONES SOCIALES NOMINA MENSUAL JUNIO 2014',17184,53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702</text:p>
          </table:table-cell>
          <table:table-cell table:style-name="ce6" office:value-type="float" office:value="25281.48">
            <text:p>25.281,48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060001','2014-06-30','---','-------------------------','6110800002702000001','SCGCMP','SNOANTMEN060001','D','PROVISION ANTIGUEDAD DE PRESTACIONES SOCIALES NOMINA MENSUAL JUNIO 2014',25281,48,110);">
            <text:p>INSERT INTO scg_dt_cmp VALUES('0001','SCGCMP','SNOANTMEN060001','2014-06-30','---','-------------------------','6110800002702000001','SCGCMP','SNOANTMEN060001','D','PROVISION ANTIGUEDAD DE PRESTACIONES SOCIALES NOMINA MENSUAL JUNIO 2014',25281,48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002</text:p>
          </table:table-cell>
          <table:table-cell table:style-name="ce6" office:value-type="float" office:value="67474.26">
            <text:p>67.474,26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060001','2014-06-30','---','-------------------------','6110800003002000001','SCGCMP','SNOANTMEN060001','D','PROVISION ANTIGUEDAD DE PRESTACIONES SOCIALES NOMINA MENSUAL JUNIO 2014',67474,26,111);">
            <text:p>INSERT INTO scg_dt_cmp VALUES('0001','SCGCMP','SNOANTMEN060001','2014-06-30','---','-------------------------','6110800003002000001','SCGCMP','SNOANTMEN060001','D','PROVISION ANTIGUEDAD DE PRESTACIONES SOCIALES NOMINA MENSUAL JUNIO 2014',67474,26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700</text:p>
          </table:table-cell>
          <table:table-cell table:style-name="ce6" office:value-type="float" office:value="197306.29">
            <text:p>197.306,29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060001','2014-06-30','---','-------------------------','6110800002700000001','SCGCMP','SNOANTMEN060001','D','PROVISION ANTIGUEDAD DE PRESTACIONES SOCIALES NOMINA MENSUAL JUNIO 2014',197306,29,112);">
            <text:p>INSERT INTO scg_dt_cmp VALUES('0001','SCGCMP','SNOANTMEN060001','2014-06-30','---','-------------------------','6110800002700000001','SCGCMP','SNOANTMEN060001','D','PROVISION ANTIGUEDAD DE PRESTACIONES SOCIALES NOMINA MENSUAL JUNIO 2014',197306,29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900</text:p>
          </table:table-cell>
          <table:table-cell table:style-name="ce6" office:value-type="float" office:value="33991.7">
            <text:p>33.991,70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060001','2014-06-30','---','-------------------------','6110800003900000001','SCGCMP','SNOANTMEN060001','D','PROVISION ANTIGUEDAD DE PRESTACIONES SOCIALES NOMINA MENSUAL JUNIO 2014',33991,7,113);">
            <text:p>INSERT INTO scg_dt_cmp VALUES('0001','SCGCMP','SNOANTMEN060001','2014-06-30','---','-------------------------','6110800003900000001','SCGCMP','SNOANTMEN060001','D','PROVISION ANTIGUEDAD DE PRESTACIONES SOCIALES NOMINA MENSUAL JUNIO 2014',33991,7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1302</text:p>
          </table:table-cell>
          <table:table-cell table:style-name="ce6" office:value-type="float" office:value="2681.95">
            <text:p>2.681,95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060001','2014-06-30','---','-------------------------','6110800001302000001','SCGCMP','SNOANTMEN060001','D','PROVISION ANTIGUEDAD DE PRESTACIONES SOCIALES NOMINA MENSUAL JUNIO 2014',2681,95,114);">
            <text:p>INSERT INTO scg_dt_cmp VALUES('0001','SCGCMP','SNOANTMEN060001','2014-06-30','---','-------------------------','6110800001302000001','SCGCMP','SNOANTMEN060001','D','PROVISION ANTIGUEDAD DE PRESTACIONES SOCIALES NOMINA MENSUAL JUNIO 2014',2681,95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302</text:p>
          </table:table-cell>
          <table:table-cell table:style-name="ce6" office:value-type="float" office:value="11525.7">
            <text:p>11.525,70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060001','2014-06-30','---','-------------------------','6110800003302000001','SCGCMP','SNOANTMEN060001','D','PROVISION ANTIGUEDAD DE PRESTACIONES SOCIALES NOMINA MENSUAL JUNIO 2014',11525,7,115);">
            <text:p>INSERT INTO scg_dt_cmp VALUES('0001','SCGCMP','SNOANTMEN060001','2014-06-30','---','-------------------------','6110800003302000001','SCGCMP','SNOANTMEN060001','D','PROVISION ANTIGUEDAD DE PRESTACIONES SOCIALES NOMINA MENSUAL JUNIO 2014',11525,7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900</text:p>
          </table:table-cell>
          <table:table-cell table:style-name="ce6" office:value-type="float" office:value="169000.72">
            <text:p>169.000,72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060001','2014-06-30','---','-------------------------','6110800002900000001','SCGCMP','SNOANTMEN060001','D','PROVISION ANTIGUEDAD DE PRESTACIONES SOCIALES NOMINA MENSUAL JUNIO 2014',169000,72,116);">
            <text:p>INSERT INTO scg_dt_cmp VALUES('0001','SCGCMP','SNOANTMEN060001','2014-06-30','---','-------------------------','6110800002900000001','SCGCMP','SNOANTMEN060001','D','PROVISION ANTIGUEDAD DE PRESTACIONES SOCIALES NOMINA MENSUAL JUNIO 2014',169000,72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508</text:p>
          </table:table-cell>
          <table:table-cell table:style-name="ce6" office:value-type="float" office:value="107605.21">
            <text:p>107.605,21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060001','2014-06-30','---','-------------------------','6110800004508000001','SCGCMP','SNOANTMEN060001','D','PROVISION ANTIGUEDAD DE PRESTACIONES SOCIALES NOMINA MENSUAL JUNIO 2014',107605,21,117);">
            <text:p>INSERT INTO scg_dt_cmp VALUES('0001','SCGCMP','SNOANTMEN060001','2014-06-30','---','-------------------------','6110800004508000001','SCGCMP','SNOANTMEN060001','D','PROVISION ANTIGUEDAD DE PRESTACIONES SOCIALES NOMINA MENSUAL JUNIO 2014',107605,21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301</text:p>
          </table:table-cell>
          <table:table-cell table:style-name="ce6" office:value-type="float" office:value="125463.25">
            <text:p>125.463,25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060001','2014-06-30','---','-------------------------','6110800002301000001','SCGCMP','SNOANTMEN060001','D','PROVISION ANTIGUEDAD DE PRESTACIONES SOCIALES NOMINA MENSUAL JUNIO 2014',125463,25,118);">
            <text:p>INSERT INTO scg_dt_cmp VALUES('0001','SCGCMP','SNOANTMEN060001','2014-06-30','---','-------------------------','6110800002301000001','SCGCMP','SNOANTMEN060001','D','PROVISION ANTIGUEDAD DE PRESTACIONES SOCIALES NOMINA MENSUAL JUNIO 2014',125463,25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4101</text:p>
          </table:table-cell>
          <table:table-cell table:style-name="ce6" office:value-type="float" office:value="9742.7">
            <text:p>9.742,70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060001','2014-06-30','---','-------------------------','6110800004101000001','SCGCMP','SNOANTMEN060001','D','PROVISION ANTIGUEDAD DE PRESTACIONES SOCIALES NOMINA MENSUAL JUNIO 2014',9742,7,119);">
            <text:p>INSERT INTO scg_dt_cmp VALUES('0001','SCGCMP','SNOANTMEN060001','2014-06-30','---','-------------------------','6110800004101000001','SCGCMP','SNOANTMEN060001','D','PROVISION ANTIGUEDAD DE PRESTACIONES SOCIALES NOMINA MENSUAL JUNIO 2014',9742,7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302</text:p>
          </table:table-cell>
          <table:table-cell table:style-name="ce6" office:value-type="float" office:value="32086.5">
            <text:p>32.086,50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060001','2014-06-30','---','-------------------------','6110800002302000001','SCGCMP','SNOANTMEN060001','D','PROVISION ANTIGUEDAD DE PRESTACIONES SOCIALES NOMINA MENSUAL JUNIO 2014',32086,5,120);">
            <text:p>INSERT INTO scg_dt_cmp VALUES('0001','SCGCMP','SNOANTMEN060001','2014-06-30','---','-------------------------','6110800002302000001','SCGCMP','SNOANTMEN060001','D','PROVISION ANTIGUEDAD DE PRESTACIONES SOCIALES NOMINA MENSUAL JUNIO 2014',32086,5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202</text:p>
          </table:table-cell>
          <table:table-cell table:style-name="ce6" office:value-type="float" office:value="29964.75">
            <text:p>29.964,75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060001','2014-06-30','---','-------------------------','6110800002202000001','SCGCMP','SNOANTMEN060001','D','PROVISION ANTIGUEDAD DE PRESTACIONES SOCIALES NOMINA MENSUAL JUNIO 2014',29964,75,121);">
            <text:p>INSERT INTO scg_dt_cmp VALUES('0001','SCGCMP','SNOANTMEN060001','2014-06-30','---','-------------------------','6110800002202000001','SCGCMP','SNOANTMEN060001','D','PROVISION ANTIGUEDAD DE PRESTACIONES SOCIALES NOMINA MENSUAL JUNIO 2014',29964,75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603</text:p>
          </table:table-cell>
          <table:table-cell table:style-name="ce6" office:value-type="float" office:value="32124">
            <text:p>32.124,00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060001','2014-06-30','---','-------------------------','6110800002603000001','SCGCMP','SNOANTMEN060001','D','PROVISION ANTIGUEDAD DE PRESTACIONES SOCIALES NOMINA MENSUAL JUNIO 2014',32124,122);">
            <text:p>INSERT INTO scg_dt_cmp VALUES('0001','SCGCMP','SNOANTMEN060001','2014-06-30','---','-------------------------','6110800002603000001','SCGCMP','SNOANTMEN060001','D','PROVISION ANTIGUEDAD DE PRESTACIONES SOCIALES NOMINA MENSUAL JUNIO 2014',32124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803</text:p>
          </table:table-cell>
          <table:table-cell table:style-name="ce6" office:value-type="float" office:value="25328.9">
            <text:p>25.328,90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060001','2014-06-30','---','-------------------------','6110800002803000001','SCGCMP','SNOANTMEN060001','D','PROVISION ANTIGUEDAD DE PRESTACIONES SOCIALES NOMINA MENSUAL JUNIO 2014',25328,9,123);">
            <text:p>INSERT INTO scg_dt_cmp VALUES('0001','SCGCMP','SNOANTMEN060001','2014-06-30','---','-------------------------','6110800002803000001','SCGCMP','SNOANTMEN060001','D','PROVISION ANTIGUEDAD DE PRESTACIONES SOCIALES NOMINA MENSUAL JUNIO 2014',25328,9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703</text:p>
          </table:table-cell>
          <table:table-cell table:style-name="ce6" office:value-type="float" office:value="12030.29">
            <text:p>12.030,29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060001','2014-06-30','---','-------------------------','6110800002703000001','SCGCMP','SNOANTMEN060001','D','PROVISION ANTIGUEDAD DE PRESTACIONES SOCIALES NOMINA MENSUAL JUNIO 2014',12030,29,124);">
            <text:p>INSERT INTO scg_dt_cmp VALUES('0001','SCGCMP','SNOANTMEN060001','2014-06-30','---','-------------------------','6110800002703000001','SCGCMP','SNOANTMEN060001','D','PROVISION ANTIGUEDAD DE PRESTACIONES SOCIALES NOMINA MENSUAL JUNIO 2014',12030,29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201</text:p>
          </table:table-cell>
          <table:table-cell table:style-name="ce6" office:value-type="float" office:value="38035.26">
            <text:p>38.035,26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060001','2014-06-30','---','-------------------------','6110800002201000001','SCGCMP','SNOANTMEN060001','D','PROVISION ANTIGUEDAD DE PRESTACIONES SOCIALES NOMINA MENSUAL JUNIO 2014',38035,26,125);">
            <text:p>INSERT INTO scg_dt_cmp VALUES('0001','SCGCMP','SNOANTMEN060001','2014-06-30','---','-------------------------','6110800002201000001','SCGCMP','SNOANTMEN060001','D','PROVISION ANTIGUEDAD DE PRESTACIONES SOCIALES NOMINA MENSUAL JUNIO 2014',38035,26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2403</text:p>
          </table:table-cell>
          <table:table-cell table:style-name="ce6" office:value-type="float" office:value="334752.89">
            <text:p>334.752,89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060001','2014-06-30','---','-------------------------','6110800002403000001','SCGCMP','SNOANTMEN060001','D','PROVISION ANTIGUEDAD DE PRESTACIONES SOCIALES NOMINA MENSUAL JUNIO 2014',334752,89,126);">
            <text:p>INSERT INTO scg_dt_cmp VALUES('0001','SCGCMP','SNOANTMEN060001','2014-06-30','---','-------------------------','6110800002403000001','SCGCMP','SNOANTMEN060001','D','PROVISION ANTIGUEDAD DE PRESTACIONES SOCIALES NOMINA MENSUAL JUNIO 2014',334752,89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3303</text:p>
          </table:table-cell>
          <table:table-cell table:style-name="ce6" office:value-type="float" office:value="58562.15">
            <text:p>58.562,15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060001','2014-06-30','---','-------------------------','6110800003303000001','SCGCMP','SNOANTMEN060001','D','PROVISION ANTIGUEDAD DE PRESTACIONES SOCIALES NOMINA MENSUAL JUNIO 2014',58562,15,127);">
            <text:p>INSERT INTO scg_dt_cmp VALUES('0001','SCGCMP','SNOANTMEN060001','2014-06-30','---','-------------------------','6110800003303000001','SCGCMP','SNOANTMEN060001','D','PROVISION ANTIGUEDAD DE PRESTACIONES SOCIALES NOMINA MENSUAL JUNIO 2014',58562,15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1303</text:p>
          </table:table-cell>
          <table:table-cell table:style-name="ce6" office:value-type="float" office:value="61465.56">
            <text:p>61.465,56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060001','2014-06-30','---','-------------------------','6110800001303000001','SCGCMP','SNOANTMEN060001','D','PROVISION ANTIGUEDAD DE PRESTACIONES SOCIALES NOMINA MENSUAL JUNIO 2014',61465,56,128);">
            <text:p>INSERT INTO scg_dt_cmp VALUES('0001','SCGCMP','SNOANTMEN060001','2014-06-30','---','-------------------------','6110800001303000001','SCGCMP','SNOANTMEN060001','D','PROVISION ANTIGUEDAD DE PRESTACIONES SOCIALES NOMINA MENSUAL JUNIO 2014',61465,56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60001</text:p>
          </table:table-cell>
          <table:table-cell table:style-name="ce3" office:value-type="string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060001">
            <text:p>SNOANTMEN06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NIO 2014</text:p>
          </table:table-cell>
          <table:table-cell table:style-name="ce4" office:value-type="string">
            <text:p>1201</text:p>
          </table:table-cell>
          <table:table-cell table:style-name="ce6" office:value-type="float" office:value="48045.2">
            <text:p>48.045,20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060001','2014-06-30','---','-------------------------','6110800001201000001','SCGCMP','SNOANTMEN060001','D','PROVISION ANTIGUEDAD DE PRESTACIONES SOCIALES NOMINA MENSUAL JUNIO 2014',48045,2,129);">
            <text:p>INSERT INTO scg_dt_cmp VALUES('0001','SCGCMP','SNOANTMEN060001','2014-06-30','---','-------------------------','6110800001201000001','SCGCMP','SNOANTMEN060001','D','PROVISION ANTIGUEDAD DE PRESTACIONES SOCIALES NOMINA MENSUAL JUNIO 2014',48045,2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060001">
            <text:p>SNOANTMEN060001</text:p>
          </table:table-cell>
          <table:table-cell table:formula="of:=[Hoja1.D3]" office:value-type="string" office:string-value="2014-06-30">
            <text:p>2014-06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JUNIO 2014">
            <text:p>PROVISION ANTIGUEDAD DE PRESTACIONES SOCIALES NOMINA MENSUAL JUNI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7132165.58166667">
            <text:p>7.132.165,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060001','2014-06-30','---','-------------------------','PROVISION ANTIGUEDAD DE PRESTACIONES SOCIALES NOMINA MENSUAL JUNIO 2014',1,'-','----------','----------',7132165,58166667,0,0,0,'--','SIGESP');">
            <text:p>INSERT INTO sigesp_cmp VALUES('0001','SCGCMP','SNOANTMEN060001','2014-06-30','---','-------------------------','PROVISION ANTIGUEDAD DE PRESTACIONES SOCIALES NOMINA MENSUAL JUNIO 2014',1,'-','----------','----------',7132165,58166667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8:56:32</dc:date>
    <dc:creator>Sistema </dc:creator>
    <meta:editing-duration>PT2H19M59S</meta:editing-duration>
    <meta:editing-cycles>21</meta:editing-cycles>
    <meta:generator>LibreOffice/3.5$Linux_X86_64 LibreOffice_project/350m1$Build-2</meta:generator>
    <meta:document-statistic meta:table-count="2" meta:cell-count="2003" meta:object-count="0"/>
  </office:meta>
</office:document-meta>
</file>